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PageMasterReference.hasPagePosition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PageMasterReferenc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PageMasterReferenc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PageMasterReference.hasPagePosition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PageMasterReference.SinglePageMasterReferenc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PageMasterReference.goTo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nglePageMasterReference.bind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nglePageMasterReference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PageMasterReferenc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PageMasterReference.getNextPageMasterName( boolean isOddPage , boolean isFirstPage , boolean isLastPage , boolean isBlank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nglePageMasterReference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